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fo:color="#21409a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fo:color="#ce181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fo:color="#ce181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fo:color="#ce181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text:list-style style:name="L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15.00%" fo:text-align="left" fo:margin-left="35.35pt" fo:text-indent="-14.15pt" fo:margin-bottom="7.00pt"/>
    </style:style>
    <text:list-style style:name="L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Created RDS DB Instance and connected from localsystem to RDS Instance.</text:span></text:p>
      <text:p text:style-name="P1"><text:span text:style-name="T2">Automated Snapshot Created.</text:span></text:p>
      <text:p text:style-name="P1"><text:span text:style-name="T3"/></text:p>
      <text:p text:style-name="P1"><text:span text:style-name="T3"/></text:p>
      <text:p text:style-name="P1"><text:span text:style-name="T4">STEP 1:- Create Security Group for RDS Instance.</text:span></text:p>
      <text:p text:style-name="P1"><text:span text:style-name="T5"/></text:p>
      <text:p text:style-name="P1"><text:span text:style-name="T6">---&gt; Goto AWS Console--&gt; Select Services--&gt; Select EC2--&gt;Select Security Groups--&gt;</text:span></text:p>
      <text:p text:style-name="P1"><text:span text:style-name="T7"/></text:p>
      <text:p text:style-name="P1"><text:span text:style-name="T8"><text:s text:c="6"/>--&gt; Select Create Security Group--&gt;</text:span></text:p>
      <text:p text:style-name="P1"><text:span text:style-name="T9"/></text:p>
      <text:p text:style-name="P1"><draw:frame text:anchor-type="as-char" svg:width="170.13mm" svg:height="89.16mm" style:rel-width="scale" style:rel-height="scale"><draw:object-ole xlink:href="OleObj1"/><draw:image xlink:href="ObjectReplacements/OleObj1"/></draw:frame><text:span text:style-name="T9"/></text:p>
      <text:p text:style-name="P1"><text:span text:style-name="T10">---&gt; Select Create.</text:span></text:p>
      <text:p text:style-name="P1"><text:span text:style-name="T11"/></text:p>
      <text:p text:style-name="P1"><text:span text:style-name="T12">---&gt; MYSQL/Aurora --&gt;3306---&gt; To Connect Database.</text:span></text:p>
      <text:p text:style-name="P1"><text:span text:style-name="T13"/></text:p>
      <text:p text:style-name="P1"><draw:frame text:anchor-type="as-char" svg:width="170.13mm" svg:height="66.94mm" style:rel-width="scale" style:rel-height="scale"><draw:object-ole xlink:href="OleObj2"/><draw:image xlink:href="ObjectReplacements/OleObj2"/></draw:frame><text:span text:style-name="T13"/></text:p>
      <text:p text:style-name="P1"><text:span text:style-name="T13"/></text:p>
      <text:p text:style-name="P1"><text:span text:style-name="T14">STEP 2: Create RDS Instance.</text:span></text:p>
      <text:p text:style-name="P1"><text:span text:style-name="T15"/></text:p>
      <text:p text:style-name="P1"><text:span text:style-name="T16">---&gt; Goto AWS Console --&gt; Select Services---&gt; Select RDS--&gt; Select Instances---&gt; Select Create </text:span></text:p>
      <text:p text:style-name="P1"><text:span text:style-name="T17"/></text:p>
      <text:p text:style-name="P1"><text:span text:style-name="T18"><text:s text:c="6"/>Database</text:span></text:p>
      <text:p text:style-name="P1"><text:span text:style-name="T19"/></text:p>
      <text:p text:style-name="P1"><text:span text:style-name="T19"/></text:p>
      <text:p text:style-name="P1"><draw:frame text:anchor-type="as-char" svg:width="170.13mm" svg:height="76.20mm" style:rel-width="scale" style:rel-height="scale"><draw:object-ole xlink:href="OleObj3"/><draw:image xlink:href="ObjectReplacements/OleObj3"/></draw:frame><text:span text:style-name="T19"/></text:p>
      <text:p text:style-name="P1"><text:span text:style-name="T20">---&gt; Select Which DB you want and---&gt;Select Next.</text:span></text:p>
      <text:p text:style-name="P1"><text:span text:style-name="T21"/></text:p>
      <text:p text:style-name="P1"><draw:frame text:anchor-type="as-char" svg:width="170.13mm" svg:height="74.35mm" style:rel-width="scale" style:rel-height="scale"><draw:object-ole xlink:href="OleObj4"/><draw:image xlink:href="ObjectReplacements/OleObj4"/></draw:frame><text:span text:style-name="T21"/></text:p>
      <text:p text:style-name="P1"><text:span text:style-name="T21"/></text:p>
      <text:p text:style-name="P1"><text:span text:style-name="T22">---&gt; here choose use case type--&gt; Select Dev/Test-MySQL--&gt; Select Next.</text:span></text:p>
      <text:p text:style-name="P1"><text:span text:style-name="T23"/></text:p>
      <text:p text:style-name="P1"><text:span text:style-name="T24">---&gt; It will goto Specify DB Details,</text:span></text:p>
      <text:p text:style-name="P1"><text:span text:style-name="T25"/></text:p>
      <text:p text:style-name="P1"><text:span text:style-name="T25"/></text:p>
      <text:p text:style-name="P2"><text:span text:style-name="T26">License model:</text:span><text:span text:style-name="T27"><text:s/>Use the default value. </text:span></text:p>
      <text:list text:style-name="L3">
        <text:list-item>
          <text:p text:style-name="P3"><text:span text:style-name="T28">DB engine version:</text:span><text:span text:style-name="T29"><text:s/>Use the default value. (MySQL 5.7.22)</text:span></text:p>
        </text:list-item>
        <text:list-item>
          <text:p text:style-name="P3"><text:span text:style-name="T30">DB instance class:</text:span><text:span text:style-name="T31"><text:s/></text:span><text:span text:style-name="T32">db.t2.small</text:span></text:p>
        </text:list-item>
        <text:list-item>
          <text:p text:style-name="P3"><text:span text:style-name="T33">Multi-AZ deployment:</text:span><text:span text:style-name="T34"><text:s/></text:span><text:span text:style-name="T35">No</text:span></text:p>
        </text:list-item>
        <text:list-item>
          <text:p text:style-name="P3"><text:span text:style-name="T36">Storage type:</text:span><text:span text:style-name="T37"><text:s/></text:span><text:span text:style-name="T38">General Purpose (SSD)</text:span></text:p>
        </text:list-item>
        <text:list-item>
          <text:p text:style-name="P3"><text:span text:style-name="T39">Allocated storage:</text:span><text:span text:style-name="T40"><text:s/></text:span><text:span text:style-name="T41">20 GiB</text:span></text:p>
        </text:list-item>
        <text:list-item>
          <text:p text:style-name="P3"><text:span text:style-name="T42">DB instance identifier:</text:span><text:span text:style-name="T43"><text:s/></text:span><text:span text:style-name="T44">test-db-instance</text:span></text:p>
        </text:list-item>
        <text:list-item>
          <text:p text:style-name="P3"><text:span text:style-name="T45">Master username:</text:span><text:span text:style-name="T46"><text:s/></text:span><text:span text:style-name="T47">testuser</text:span></text:p>
        </text:list-item>
        <text:list-item>
          <text:p text:style-name="P3"><text:span text:style-name="T48">Master password:</text:span><text:span text:style-name="T49"><text:s/>Choose a password.(</text:span><text:span text:style-name="T50">testuser</text:span><text:span text:style-name="T51">123)</text:span></text:p>
        </text:list-item>
        <text:list-item>
          <text:p text:style-name="P3"><text:span text:style-name="T52">Confirm password:</text:span><text:span text:style-name="T53"><text:s/>Retype the password.(</text:span><text:span text:style-name="T54">testuser</text:span><text:span text:style-name="T55">123)</text:span></text:p>
        </text:list-item>
      </text:list>
      <text:p text:style-name="P4"><text:span text:style-name="T56"/></text:p>
      <text:p text:style-name="P4"><text:span text:style-name="T57">---&gt; Select Next.</text:span></text:p>
      <text:p text:style-name="P4"><text:span text:style-name="T57">---&gt; It will goto Configure Advanced Settings--&gt;</text:span></text:p>
      <text:p text:style-name="P4"><text:span text:style-name="T58"><text:s text:c="9"/>Virtual Private Cloud (VPC):</text:span><text:span text:style-name="T59"><text:s/>choose your vpc(here i am choosing default vpc)</text:span></text:p>
      <text:p text:style-name="P5"><text:span text:style-name="T59"><text:s text:c="7"/>The VPC must have subnets in different availability zones.</text:span></text:p>
      <text:list text:style-name="L6">
        <text:list-item>
          <text:p text:style-name="P6"><text:span text:style-name="T60">Subnet group:</text:span><text:span text:style-name="T61"><text:s/>default (default vpc no subnets)</text:span></text:p>
        </text:list-item>
        <text:list-item>
          <text:p text:style-name="P6"><text:span text:style-name="T62">Public accessibility:</text:span><text:span text:style-name="T63"><text:s/></text:span><text:span text:style-name="T64">No</text:span></text:p>
        </text:list-item>
        <text:list-item>
          <text:p text:style-name="P6"><text:span text:style-name="T65">Availability zone:</text:span><text:span text:style-name="T66"><text:s/></text:span><text:span text:style-name="T67">No Preference</text:span></text:p>
        </text:list-item>
        <text:list-item>
          <text:p text:style-name="P6"><text:span text:style-name="T68">VPC security groups:</text:span><text:span text:style-name="T69"><text:s/>Select Existing Security Group(RDS-sg)</text:span></text:p>
        </text:list-item>
        <text:list-item>
          <text:p text:style-name="P6"><text:span text:style-name="T70">Database name:</text:span><text:span text:style-name="T71"><text:s/></text:span><text:span text:style-name="T72">sample</text:span></text:p>
        </text:list-item>
        <text:list-item>
          <text:p text:style-name="P6"><text:span text:style-name="T72">Port:3306</text:span></text:p>
        </text:list-item>
      </text:list>
      <text:p text:style-name="P7"><text:span text:style-name="T73"/></text:p>
      <text:p text:style-name="P7"><draw:frame text:anchor-type="as-char" svg:width="170.13mm" svg:height="77.52mm" style:rel-width="scale" style:rel-height="scale"><draw:object-ole xlink:href="OleObj5"/><draw:image xlink:href="ObjectReplacements/OleObj5"/></draw:frame><text:span text:style-name="T73"/></text:p>
      <text:p text:style-name="P7"><draw:frame text:anchor-type="as-char" svg:width="170.13mm" svg:height="111.39mm" style:rel-width="scale" style:rel-height="scale"><draw:object-ole xlink:href="OleObj6"/><draw:image xlink:href="ObjectReplacements/OleObj6"/></draw:frame><text:span text:style-name="T73"/></text:p>
      <text:p text:style-name="P8"><text:span text:style-name="T73"/></text:p>
      <text:p text:style-name="P8"><text:span text:style-name="T73"/></text:p>
      <text:p text:style-name="P8"><draw:frame text:anchor-type="as-char" svg:width="170.13mm" svg:height="89.96mm" style:rel-width="scale" style:rel-height="scale"><draw:object-ole xlink:href="OleObj7"/><draw:image xlink:href="ObjectReplacements/OleObj7"/></draw:frame><text:span text:style-name="T73"/></text:p>
      <text:p text:style-name="P8"><text:span text:style-name="T73"/></text:p>
      <text:p text:style-name="P8"><draw:frame text:anchor-type="as-char" svg:width="170.13mm" svg:height="106.10mm" style:rel-width="scale" style:rel-height="scale"><draw:object-ole xlink:href="OleObj8"/><draw:image xlink:href="ObjectReplacements/OleObj8"/></draw:frame><text:span text:style-name="T73"/></text:p>
      <text:p text:style-name="P8"><text:span text:style-name="T74">---&gt; The above is Backup--&gt; here Backup retenteion period--&gt; 7 days.</text:span></text:p>
      <text:p text:style-name="P8"><text:span text:style-name="T74"><text:s/></text:span></text:p>
      <text:p text:style-name="P8"><text:span text:style-name="T74"><text:s text:c="7"/>Backup window ---&gt; Backup creation start time.</text:span></text:p>
      <text:p text:style-name="P8"><text:span text:style-name="T75"/></text:p>
      <text:p text:style-name="P8"><text:span text:style-name="T76"><text:s text:c="7"/>Create a snapshot with tag name.</text:span></text:p>
      <text:p text:style-name="P8"><text:span text:style-name="T77"/></text:p>
      <text:p text:style-name="P8"><text:span text:style-name="T77"/></text:p>
      <text:p text:style-name="P8"><draw:frame text:anchor-type="as-char" svg:width="170.13mm" svg:height="116.95mm" style:rel-width="scale" style:rel-height="scale"><draw:object-ole xlink:href="OleObj9"/><draw:image xlink:href="ObjectReplacements/OleObj9"/></draw:frame><text:span text:style-name="T77"/></text:p>
      <text:p text:style-name="P8"><text:span text:style-name="T78">--&gt; Monitoring--&gt; Enable enhaced monitoring.</text:span></text:p>
      <text:p text:style-name="P8"><text:span text:style-name="T79"/></text:p>
      <text:p text:style-name="P8"><draw:frame text:anchor-type="as-char" svg:width="170.13mm" svg:height="96.57mm" style:rel-width="scale" style:rel-height="scale"><draw:object-ole xlink:href="OleObj10"/><draw:image xlink:href="ObjectReplacements/OleObj10"/></draw:frame><text:span text:style-name="T79"/></text:p>
      <text:p text:style-name="P8"><text:span text:style-name="T79"/></text:p>
      <text:p text:style-name="P8"><text:span text:style-name="T80">---&gt; Enabled--&gt; Enable auto minor version upgrade(Means if any upgrades comes aws will take</text:span></text:p>
      <text:p text:style-name="P8"><text:span text:style-name="T81"/></text:p>
      <text:p text:style-name="P8"><text:span text:style-name="T82"><text:s text:c="7"/>care)---&gt; </text:span></text:p>
      <text:p text:style-name="P8"><text:span text:style-name="T83"/></text:p>
      <text:p text:style-name="P8"><text:span text:style-name="T83"/></text:p>
      <text:p text:style-name="P8"><text:span text:style-name="T84">---&gt; Maintenance window--&gt; (upgrades activity will do what ever time we specify)</text:span></text:p>
      <text:p text:style-name="P8"><text:span text:style-name="T85"/></text:p>
      <text:p text:style-name="P8"><text:span text:style-name="T85"/></text:p>
      <text:p text:style-name="P8"><text:span text:style-name="T85"/></text:p>
      <text:p text:style-name="P8"><text:span text:style-name="T85"/></text:p>
      <text:p text:style-name="P8"><text:span text:style-name="T85"/></text:p>
      <text:p text:style-name="P8"><text:span text:style-name="T86">---&gt; Select Create Database.</text:span></text:p>
      <text:p text:style-name="P8"><text:span text:style-name="T87"/></text:p>
      <text:p text:style-name="P8"><text:span text:style-name="T87"/></text:p>
      <text:p text:style-name="P8"><draw:frame text:anchor-type="as-char" svg:width="170.13mm" svg:height="110.33mm" style:rel-width="scale" style:rel-height="scale"><draw:object-ole xlink:href="OleObj11"/><draw:image xlink:href="ObjectReplacements/OleObj11"/></draw:frame><text:span text:style-name="T87"/></text:p>
      <text:p text:style-name="P8"><text:span text:style-name="T88">---&gt; Select View DB Instance details.</text:span></text:p>
      <text:p text:style-name="P8"><text:span text:style-name="T89"/></text:p>
      <text:p text:style-name="P8"><text:span text:style-name="T90">---&gt; After Created DB Instance it will come like below,</text:span></text:p>
      <text:p text:style-name="P8"><text:span text:style-name="T91"/></text:p>
      <text:p text:style-name="P8"><draw:frame text:anchor-type="as-char" svg:width="170.13mm" svg:height="38.36mm" style:rel-width="scale" style:rel-height="scale"><draw:object-ole xlink:href="OleObj12"/><draw:image xlink:href="ObjectReplacements/OleObj12"/></draw:frame><text:span text:style-name="T91"/></text:p>
      <text:p text:style-name="P8"><text:span text:style-name="T91"/></text:p>
      <text:p text:style-name="P8"><text:span text:style-name="T92">RDS-Instance it will give Endpoint--&gt;</text:span></text:p>
      <text:p text:style-name="P8"><text:span text:style-name="T93"/></text:p>
      <text:p text:style-name="P8"><text:span text:style-name="T94">test-db-instance.cbsre0c27wfw.eu-west-1.rds.amazonaws.com.</text:span></text:p>
      <text:p text:style-name="P8"><text:span text:style-name="T95"/></text:p>
      <text:p text:style-name="P8"><text:span text:style-name="T95"/></text:p>
      <text:p text:style-name="P8"><text:span text:style-name="T95"/></text:p>
      <text:p text:style-name="P8"><text:span text:style-name="T95"/></text:p>
      <text:p text:style-name="P8"><text:span text:style-name="T95"/></text:p>
      <text:p text:style-name="P8"><text:span text:style-name="T95"/></text:p>
      <text:p text:style-name="P8"><text:span text:style-name="T95"/></text:p>
      <text:p text:style-name="P8"><text:span text:style-name="T96">STEP 3:- Connecting to RDS Instance from my local<text:s text:c="2"/>system--&gt;</text:span></text:p>
      <text:p text:style-name="P8"><text:span text:style-name="T97"/></text:p>
      <text:p text:style-name="P8"><text:span text:style-name="T98">mysql -h test-db-instance.cbsre0c27wfw.eu-west-1.rds.amazonaws.com -u testuser -p</text:span></text:p>
      <text:p text:style-name="P8"><text:span text:style-name="T98"/></text:p>
      <text:p text:style-name="P8"><text:span text:style-name="T98">mysql: db type</text:span></text:p>
      <text:p text:style-name="P8"><text:span text:style-name="T98">-h: hostname: end point of the rds instance</text:span></text:p>
      <text:p text:style-name="P8"><text:span text:style-name="T98">-u: username: testuser</text:span></text:p>
      <text:p text:style-name="P8"><text:span text:style-name="T98">-p: provice password of rds instance.</text:span></text:p>
      <text:p text:style-name="P8"><text:span text:style-name="T98"/></text:p>
      <text:p text:style-name="P8"><text:span text:style-name="T99"/></text:p>
      <text:p text:style-name="P8"><draw:frame text:anchor-type="as-char" svg:width="170.13mm" svg:height="53.45mm" style:rel-width="scale" style:rel-height="scale"><draw:object-ole xlink:href="OleObj13"/><draw:image xlink:href="ObjectReplacements/OleObj13"/></draw:frame><text:span text:style-name="T99"/></text:p>
      <text:p text:style-name="P8"><text:span text:style-name="T100">---&gt; See the database which we created while configuring RDS Instance details--&gt;</text:span></text:p>
      <text:p text:style-name="P8"><text:span text:style-name="T101"/></text:p>
      <text:p text:style-name="P8"><text:span text:style-name="T102"><text:s text:c="9"/>mysql&gt; show databases;</text:span></text:p>
      <text:p text:style-name="P8"><text:span text:style-name="T103"/></text:p>
      <text:p text:style-name="P8"><draw:frame text:anchor-type="as-char" svg:width="101.60mm" svg:height="68.79mm" style:rel-width="scale" style:rel-height="scale"><draw:object-ole xlink:href="OleObj14"/><draw:image xlink:href="ObjectReplacements/OleObj14"/></draw:frame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3"/></text:p>
      <text:p text:style-name="P8"><text:span text:style-name="T104">---&gt; Let See Snashot Backup Automatically created, which we set while configuring RDS Instance </text:span></text:p>
      <text:p text:style-name="P8"><text:span text:style-name="T105"/></text:p>
      <text:p text:style-name="P8"><text:span text:style-name="T106"><text:s text:c="7"/>at<text:s text:c="2"/>5.00 PM UTC--&gt;10.30 PM IST.</text:span></text:p>
      <text:p text:style-name="P8"><text:span text:style-name="T107"/></text:p>
      <text:p text:style-name="P8"><draw:frame text:anchor-type="as-char" svg:width="170.13mm" svg:height="41.28mm" style:rel-width="scale" style:rel-height="scale"><draw:object-ole xlink:href="OleObj15"/><draw:image xlink:href="ObjectReplacements/OleObj15"/></draw:frame><text:span text:style-name="T107"/></text:p>
      <text:p text:style-name="P8"><text:span text:style-name="T107"/></text:p>
      <text:p text:style-name="P8"><text:span text:style-name="T107"/></text:p>
      <text:p text:style-name="P8"><draw:frame text:anchor-type="as-char" svg:width="170.13mm" svg:height="75.94mm" style:rel-width="scale" style:rel-height="scale"><draw:object-ole xlink:href="OleObj16"/><draw:image xlink:href="ObjectReplacements/OleObj16"/></draw:frame><text:span text:style-name="T107"/></text:p>
      <text:p text:style-name="P8"><draw:frame text:anchor-type="as-char" svg:width="170.13mm" svg:height="43.13mm" style:rel-width="scale" style:rel-height="scale"><draw:object-ole xlink:href="OleObj17"/><draw:image xlink:href="ObjectReplacements/OleObj17"/></draw:frame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